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abric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fab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.75oz nyl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.5oz nyl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irX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irX500</text:p>
          </table:table-cell>
        </table:table-row>
      </table:table>
      <table:table table:name="colour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colour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ght blu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me gre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ange</text:p>
          </table:table-cell>
        </table:table-row>
      </table:table>
      <table:table table:name="fabricColou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mboKey</text:p>
          </table:table-cell>
          <table:table-cell office:value-type="string">
            <text:p>fabric</text:p>
          </table:table-cell>
          <table:table-cell office:value-type="string">
            <text:p>colou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.75oz nylo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.75oz nylo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.75oz nylon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.75oz nylon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.75oz nylon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.75oz nylon</text:p>
          </table:table-cell>
          <table:table-cell office:value-type="string">
            <text:p>light blu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.75oz nylon</text:p>
          </table:table-cell>
          <table:table-cell office:value-type="string">
            <text:p>lime gre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.75oz nylon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.5oz nylo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.5oz nylo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.5oz nylon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.5oz nylon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irX400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irX400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irX400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irX400</text:p>
          </table:table-cell>
          <table:table-cell office:value-type="string">
            <text:p>whi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2016-03-13</text:date>, <text:time>16:3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0S</meta:editing-duration>
    <meta:editing-cycles>5</meta:editing-cycles>
    <meta:generator>OpenOffice/4.1.2$Win32 OpenOffice.org_project/412m3$Build-9782</meta:generator>
    <dc:date>2016-03-13T16:33:21.59</dc:date>
    <dc:creator>Colleen </dc:creator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